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8a957"/>
    </style:style>
    <style:style style:name="T4" style:family="text">
      <style:text-properties officeooo:rsid="0039b9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4">10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0T15:32:04.958692235</dc:date>
    <meta:editing-duration>PT32M8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27" meta:non-whitespace-character-count="527"/>
  </office:meta>
</office:document-meta>
</file>